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4b60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998b3"/>
    </style:style>
    <style:style style:name="P5" style:family="paragraph" style:parent-style-name="Standard">
      <style:paragraph-properties fo:text-align="center" style:justify-single-word="false"/>
      <style:text-properties officeooo:paragraph-rsid="0014b60b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3.718cm" fo:margin-right="0cm" fo:text-align="justify" style:justify-single-word="false" fo:text-indent="-1.411cm" style:auto-text-indent="false">
        <style:tab-stops/>
      </style:paragraph-properties>
    </style:style>
    <style:style style:name="P8" style:family="paragraph" style:parent-style-name="Standard">
      <style:paragraph-properties fo:margin-left="1.194cm" fo:margin-right="0cm" fo:text-align="justify" style:justify-single-word="false" fo:text-indent="-0.706cm" style:auto-text-indent="false">
        <style:tab-stops/>
      </style:paragraph-properties>
      <style:text-properties officeooo:paragraph-rsid="001eb06c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998b3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  <style:text-properties officeooo:paragraph-rsid="0014b60b"/>
    </style:style>
    <style:style style:name="P12" style:family="paragraph" style:parent-style-name="Standard">
      <style:paragraph-properties fo:text-align="justify" style:justify-single-word="false"/>
      <style:text-properties officeooo:rsid="00168cf7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14d06e" officeooo:paragraph-rsid="0014b60b"/>
    </style:style>
    <style:style style:name="P14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1998b3"/>
    </style:style>
    <style:style style:name="P15" style:family="paragraph" style:parent-style-name="Standard">
      <style:paragraph-properties fo:margin-left="3.718cm" fo:margin-right="0cm" fo:text-align="end" style:justify-single-word="false" fo:text-indent="-1.411cm" style:auto-text-indent="false">
        <style:tab-stops/>
      </style:paragraph-properties>
      <style:text-properties officeooo:rsid="001eb06c" officeooo:paragraph-rsid="001eb06c"/>
    </style:style>
    <style:style style:name="T1" style:family="text">
      <style:text-properties officeooo:rsid="0014b60b"/>
    </style:style>
    <style:style style:name="T2" style:family="text">
      <style:text-properties officeooo:rsid="0014d06e"/>
    </style:style>
    <style:style style:name="T3" style:family="text">
      <style:text-properties officeooo:rsid="00188764"/>
    </style:style>
    <style:style style:name="T4" style:family="text">
      <style:text-properties officeooo:rsid="001998b3"/>
    </style:style>
    <style:style style:name="T5" style:family="text">
      <style:text-properties officeooo:rsid="001a328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bd3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bbd36"/>
    </style:style>
    <style:style style:name="T10" style:family="text">
      <style:text-properties officeooo:rsid="001d5862"/>
    </style:style>
    <style:style style:name="T11" style:family="text">
      <style:text-properties officeooo:rsid="001eb06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TEMAS OPERATIVOS</text:p>
      <text:p text:style-name="P6">Grupo <text:span text:style-name="T4">A</text:span><text:span text:style-name="T1">2</text:span> <text:span text:style-name="T4">(</text:span><text:span text:style-name="T3">Lunes </text:span><text:span text:style-name="T4">11:30-13:30)</text:span> Curso 201<text:span text:style-name="T1">3</text:span>/1<text:span text:style-name="T1">4</text:span></text:p>
      <text:p text:style-name="P6"/>
      <text:p text:style-name="P6">Prueba individual de<text:span text:style-name="T4">l</text:span> <text:span text:style-name="T4">Módulo II</text:span>: <text:span text:style-name="T1">API de Linux</text:span></text:p>
      <text:p text:style-name="Standard"/>
      <text:p text:style-name="P1"><draw:frame draw:style-name="fr1" draw:name="Marco1" text:anchor-type="paragraph" svg:x="0.025cm" svg:y="0.198cm" svg:width="17.016cm" draw:z-index="0"><draw:text-box fo:min-height="2.575cm"><text:p text:style-name="P2"/><text:p text:style-name="P2">Apellidos y nombre: …......................................................................................................................</text:p><text:p text:style-name="P2"/><text:p text:style-name="P2">D.N.I: …................</text:p><text:p text:style-name="P5"/></draw:text-box></draw:frame>Preguntas:</text:p>
      <text:p text:style-name="Standard"/>
      <text:p text:style-name="P1"><text:span text:style-name="T9">I</text:span>) Parte <text:span text:style-name="T9">obligatoria mínima</text:span> <text:span text:style-name="T8">(50%)</text:span>:</text:p>
      <text:p text:style-name="Standard"/>
      <text:p text:style-name="P4"><text:span text:style-name="T4">Construir un único programa que cree un proceso hijo. Ambos procesos utilizaran un cau</text:span><text:span text:style-name="T5">ce</text:span><text:span text:style-name="T4"> con/sin nombre para comunicarse (el tipo de cau</text:span><text:span text:style-name="T9">c</text:span><text:span text:style-name="T4">e lo dejo a vuestra elección). Donde el trabajo de cada proceso es:</text:span></text:p>
      <text:list xml:id="list8022999251" text:style-name="L1">
        <text:list-item>
          <text:p text:style-name="P9"><text:span text:style-name="T4">El padre:Lee </text:span><text:span text:style-name="T5">el</text:span><text:span text:style-name="T4"> directorio </text:span><text:span text:style-name="T5">actual </text:span><text:span text:style-name="T4">y para cada archivo regular contenido en el mismo:</text:span></text:p>
        </text:list-item>
      </text:list>
      <text:list xml:id="list1528376576" text:style-name="L2">
        <text:list-item>
          <text:p text:style-name="P14"><text:span text:style-name="T4">obtiene e imprime en pantalla su número de inodo </text:span><text:span text:style-name="T5">junto con el UID del propietario.</text:span></text:p>
        </text:list-item>
        <text:list-item>
          <text:p text:style-name="P14"><text:span text:style-name="T4">escribe el nombre del archiv</text:span><text:span text:style-name="T5">o</text:span><text:span text:style-name="T4"> en el cau</text:span><text:span text:style-name="T5">c</text:span><text:span text:style-name="T4">e.</text:span></text:p>
        </text:list-item>
      </text:list>
      <text:list xml:id="list670783585" text:continue-list="list8022999251" text:style-name="L1">
        <text:list-item>
          <text:p text:style-name="P9"><text:span text:style-name="T4">El hijo: Lee del cauce el nombre del archivo escrito por el padre </text:span><text:span text:style-name="T5">el lo lee entero mediante el mecanismo de proyección de archivos. Tras lo cual, muestra en pantalla su contenido.</text:span><text:span text:style-name="T4"> </text:span></text:p>
        </text:list-item>
      </text:list>
      <text:p text:style-name="P12"/>
      <text:p text:style-name="P3"><text:span text:style-name="T7">II</text:span><text:span text:style-name="T6">) </text:span><text:span text:style-name="T7">Ampliación</text:span><text:span text:style-name="T6">:</text:span></text:p>
      <text:p text:style-name="P3"/>
      <text:list xml:id="list1272930705" text:style-name="L3">
        <text:list-item>
          <text:p text:style-name="P11"><text:span text:style-name="T2">[</text:span><text:span text:style-name="T10">15</text:span><text:span text:style-name="T2">%] </text:span><text:span text:style-name="T1">El </text:span><text:span text:style-name="T5">padre</text:span><text:span text:style-name="T1"> </text:span><text:span text:style-name="T10">se asegura que los archivos cuyo nombre va a pasar al hijo tienen permiso de lectura para el proceso, si no fuese así, lo cambia para que los pueda leer el hijo.</text:span></text:p>
          <text:p text:style-name="P13"/>
        </text:list-item>
        <text:list-item>
          <text:p text:style-name="P10"><text:span text:style-name="T2">[1</text:span>5%<text:span text:style-name="T2">]</text:span> Establecer un manejador para la señal SIGPIPE <text:span text:style-name="T1">en el </text:span><text:span text:style-name="T5">padre</text:span><text:span text:style-name="T1"> </text:span>en caso de que el <text:span text:style-name="T5">proceso hijo </text:span>finalice inesperadamente <text:span text:style-name="T5">de forma que se indique el evento por pantalla</text:span>.</text:p>
        </text:list-item>
      </text:list>
      <text:p text:style-name="P3"/>
      <text:list xml:id="list1166325737" text:continue-numbering="true" text:style-name="L3">
        <text:list-item>
          <text:p text:style-name="P10"><text:span text:style-name="T2">[</text:span><text:span text:style-name="T10">20</text:span>%<text:span text:style-name="T2">]</text:span> El acceso al archivo por parte del proceso <text:span text:style-name="T5">hijo</text:span> es exclusivo, es decir, bloqueará el archivo antes de acceder al mismo y lo desbloqueará al finalizar.</text:p>
        </text:list-item>
      </text:list>
      <text:p text:style-name="P3"/>
      <text:p text:style-name="P3"/>
      <text:p text:style-name="P3">Construir el programa necesario para implementar dicha especificación realizando las suposiciones que estime necesarias y que sean lo menos restrictivas posibles.</text:p>
      <text:p text:style-name="P3"/>
      <text:p text:style-name="P8"><text:span text:style-name="T11">Observaciones</text:span>: </text:p>
      <text:p text:style-name="P8"><text:span text:style-name="T11">- </text:span>Subir a Tutor el código <text:span text:style-name="T5">fuente </text:span>desarrollado. En el código debe aparecer com<text:span text:style-name="T11">o </text:span>comentario tu nombre y apellidos.</text:p>
      <text:p text:style-name="P8"><text:span text:style-name="T11">- Entregar esta hoja rellena.</text:span> <text:s/></text:p>
      <text:p text:style-name="P7"/>
      <text:p text:style-name="P7"/>
      <text:p text:style-name="P7"/>
      <text:p text:style-name="P7"/>
      <text:p text:style-name="P7"/>
      <text:p text:style-name="P15">Firma: …............................................................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11-22T08:13:41</meta:creation-date>
    <dc:date>2015-01-19T11:12:17</dc:date>
    <meta:editing-duration>PT5H9M50S</meta:editing-duration>
    <meta:editing-cycles>14</meta:editing-cycles>
    <meta:generator>LibreOffice/3.6$Linux_x86 LibreOffice_project/360m1$Build-304</meta:generator>
    <dc:creator>José Antonio Gómez Hernández</dc:creator>
    <meta:printed-by>José Antonio Gómez Hernández</meta:printed-by>
    <meta:print-date>2015-01-19T11:12:00</meta:print-date>
    <meta:document-statistic meta:table-count="0" meta:image-count="0" meta:object-count="0" meta:page-count="1" meta:paragraph-count="21" meta:word-count="279" meta:character-count="1822" meta:non-whitespace-character-count="1567"/>
  </office:meta>
</office:document-meta>
</file>